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5.35cm" fo:min-width="12.95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3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10.4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2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5.15cm" fo:min-width="12.95cm"/>
    </style:style>
    <style:style style:name="gr1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2.5cm"/>
    </style:style>
    <style:style style:name="gr19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8cm"/>
    </style:style>
    <style:style style:name="gr20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2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3.75cm" fo:min-width="10.4cm"/>
    </style:style>
    <style:style style:name="gr2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3.15cm" fo:min-width="19.675cm"/>
    </style:style>
    <style:style style:name="gr23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8.725cm"/>
    </style:style>
    <style:style style:name="gr2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5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45cm" fo:min-width="7.413cm"/>
    </style:style>
    <style:style style:name="gr2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45cm" fo:min-width="7.413cm"/>
    </style:style>
    <style:style style:name="gr2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0.95cm" fo:min-width="15.251cm"/>
    </style:style>
    <style:style style:name="gr29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6.25cm" fo:min-width="12.95cm"/>
    </style:style>
    <style:style style:name="gr3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975cm"/>
    </style:style>
    <style:style style:name="gr31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10cm"/>
    </style:style>
    <style:style style:name="gr3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5.3cm"/>
    </style:style>
    <style:style style:name="gr3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3.234cm" fo:min-width="22.5cm"/>
    </style:style>
    <style:style style:name="gr3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3cm" fo:min-width="4.777cm"/>
    </style:style>
    <style:style style:name="gr3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1cm" fo:min-width="4.768cm"/>
    </style:style>
    <style:style style:name="gr36" style:family="graphic" style:parent-style-name="objectwithoutfill">
      <style:graphic-properties draw:stroke="solid" draw:fill="none" draw:textarea-vertical-align="middle"/>
    </style:style>
    <style:style style:name="gr3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2.55cm" fo:min-width="3.9cm"/>
    </style:style>
    <style:style style:name="gr3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9.52cm" fo:min-width="10.3cm"/>
    </style:style>
    <style:style style:name="gr3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34cm" fo:min-width="11.2cm"/>
    </style:style>
    <style:style style:name="gr40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0.9cm"/>
    </style:style>
    <style:style style:name="gr41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4.2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4.6cm" svg:y="1.7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10.5cm" svg:y="3.1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Add To Site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9" draw:text-style-name="P9" draw:layer="layout" svg:width="6.5cm" svg:height="5.4cm" svg:x="7.3cm" svg:y="18.7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4cm" svg:x="16cm" svg:y="18.7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8cm" svg:height="4.6cm" svg:x="2.95cm" svg:y="5.8cm">
          <text:p text:style-name="P6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Travel Agent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4" draw:layer="layout" svg:width="13.45cm" svg:height="15.6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2.8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4.1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9.9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1.2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Add Hotel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16" draw:text-style-name="P4" draw:layer="layout" svg:width="13.45cm" svg:height="25.4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4.4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5.7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5.525cm" svg:height="1.3cm" svg:x="9.375cm" svg:y="21.5cm">
            <text:p text:style-name="P1">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3cm" svg:height="1.3cm" svg:x="9.375cm" svg:y="12.3cm">
            <text:p text:style-name="P1">Sta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6.3cm" svg:height="1.3cm" svg:x="12.375cm" svg:y="12.3cm">
            <text:p text:style-name="P6">Radio buttons 1-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3.7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5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525cm" svg:height="1.3cm" svg:x="14.875cm" svg:y="21.5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10.9cm" svg:height="4cm" svg:x="9.375cm" svg:y="28.5cm">
            <text:p text:style-name="P1">Multiple check box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7.2cm">
            <text:p text:style-name="P1">Service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new holiday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2" draw:text-style-name="P4" draw:layer="layout" svg:width="20.175cm" svg:height="23.4cm" svg:x="4.76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9.225cm" svg:height="1.3cm" svg:x="4.763cm" svg:y="6.7cm">
            <text:p text:style-name="P1">New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9.6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9.6cm">
            <text:p text:style-name="P1">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2.1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2.1cm">
            <text:p text:style-name="P1">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4.6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4.6cm">
            <text:p text:style-name="P1">Cost Per N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24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24cm">
            <text:p text:style-name="P1">Total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7cm" svg:x="14.925cm" svg:y="26.3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7.913cm" svg:height="1.7cm" svg:x="6.975cm" svg:y="26.3cm">
            <text:p text:style-name="P1">Number of</text:p>
            <text:p text:style-name="P1">Available Dat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15.751cm" svg:height="1.2cm" svg:x="6.975cm" svg:y="28.1cm">
            <text:p text:style-name="P1">----------------------------------------------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7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7cm">
            <text:p text:style-name="P1">Percentage Off With De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9.3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9.3cm">
            <text:p text:style-name="P1">Deal availability start d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21.7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21.7cm">
            <text:p text:style-name="P1">Deal availability end dat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holiday available date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9" draw:text-style-name="P4" draw:layer="layout" svg:width="13.45cm" svg:height="16.5cm" svg:x="8.125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8.475cm" svg:height="1.3cm" svg:x="8.125cm" svg:y="11.4cm">
            <text:p text:style-name="P1">Available Dates of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4.3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3.8cm" svg:height="4.6cm" svg:x="2.95cm" svg:y="5.8cm">
          <text:p text:style-name="P6">The Holiday has been added. Now select the dates it is available on.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view travel agent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5.8cm" svg:height="1.092cm" svg:x="7cm" svg:y="30.6cm">
          <text:p text:style-name="P1">Repeat for all travel agen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7" draw:text-style-name="P4" draw:layer="layout" svg:width="6.5cm" svg:height="5.384cm" svg:x="3.45cm" svg:y="6.308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95cm" svg:y1="11.692cm" svg:x2="3.45cm" svg:y2="6.308cm">
              <text:p/>
            </draw:line>
            <draw:line draw:style-name="gr4" draw:text-style-name="P5" draw:layer="layout" svg:x1="3.454cm" svg:y1="11.7cm" svg:x2="9.947cm" svg:y2="6.3cm">
              <text:p/>
            </draw:line>
          </draw:g>
          <draw:custom-shape draw:style-name="gr33" draw:text-style-name="P7" draw:layer="layout" svg:width="23cm" svg:height="3.484cm" svg:x="3.4cm" svg:y="12.316cm">
            <text:p text:style-name="P6">Travel agent name</text:p>
            <text:p text:style-name="P6">Description -------------------------------------------------------------------------------------------</text:p>
            <text:p text:style-name="P6">--------------------------------------------------------------------------------------------------------</text:p>
            <text:p text:style-name="P6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custom-shape draw:style-name="gr34" draw:text-style-name="P4" draw:layer="layout" svg:width="5.277cm" svg:height="1.093cm" svg:x="15.25cm" svg:y="8.208cm">
            <text:p text:style-name="P1">All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15.25cm" svg:y="9.909cm">
            <text:p text:style-name="P1">By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21.082cm" svg:y="8.2cm">
            <text:p text:style-name="P1">By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21.073cm" svg:y="9.909cm">
            <text:p text:style-name="P1">By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6" draw:text-style-name="P5" draw:layer="layout" svg:x1="1.95cm" svg:y1="17.1cm" svg:x2="27.75cm" svg:y2="17.1cm">
            <text:p/>
          </draw:line>
          <draw:custom-shape draw:style-name="gr32" draw:text-style-name="P4" draw:layer="layout" svg:width="15.8cm" svg:height="1.092cm" svg:x="10.55cm" svg:y="6.408cm">
            <text:p text:style-name="P1">View offers from &lt;agent nam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" draw:layer="layout" svg:width="4.4cm" svg:height="2.8cm" svg:x="10.45cm" svg:y="8.2cm">
            <text:p text:style-name="P1">Deals</text:p>
            <text:p text:style-name="P1">Availab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7" draw:text-style-name="P4" draw:layer="layout" svg:width="6.5cm" svg:height="5.384cm" svg:x="3.35cm" svg:y="18.308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85cm" svg:y1="23.692cm" svg:x2="3.35cm" svg:y2="18.308cm">
              <text:p/>
            </draw:line>
            <draw:line draw:style-name="gr4" draw:text-style-name="P5" draw:layer="layout" svg:x1="3.354cm" svg:y1="23.7cm" svg:x2="9.847cm" svg:y2="18.3cm">
              <text:p/>
            </draw:line>
          </draw:g>
          <draw:custom-shape draw:style-name="gr33" draw:text-style-name="P7" draw:layer="layout" svg:width="23cm" svg:height="3.484cm" svg:x="3.3cm" svg:y="24.316cm">
            <text:p text:style-name="P6">Travel agent name</text:p>
            <text:p text:style-name="P6">Description -------------------------------------------------------------------------------------------</text:p>
            <text:p text:style-name="P6">--------------------------------------------------------------------------------------------------------</text:p>
            <text:p text:style-name="P6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custom-shape draw:style-name="gr34" draw:text-style-name="P4" draw:layer="layout" svg:width="5.277cm" svg:height="1.093cm" svg:x="15.15cm" svg:y="20.208cm">
            <text:p text:style-name="P1">All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15.15cm" svg:y="21.909cm">
            <text:p text:style-name="P1">By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20.982cm" svg:y="20.2cm">
            <text:p text:style-name="P1">By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20.973cm" svg:y="21.909cm">
            <text:p text:style-name="P1">By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6" draw:text-style-name="P5" draw:layer="layout" svg:x1="1.85cm" svg:y1="29.1cm" svg:x2="27.65cm" svg:y2="29.1cm">
            <text:p/>
          </draw:line>
          <draw:custom-shape draw:style-name="gr32" draw:text-style-name="P4" draw:layer="layout" svg:width="15.8cm" svg:height="1.092cm" svg:x="10.45cm" svg:y="18.408cm">
            <text:p text:style-name="P1">View offers from &lt;agent nam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" draw:layer="layout" svg:width="4.4cm" svg:height="2.8cm" svg:x="10.35cm" svg:y="20.2cm">
            <text:p text:style-name="P1">Deals</text:p>
            <text:p text:style-name="P1">Availab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view hotel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/><text:s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5.8cm" svg:height="1.092cm" svg:x="7cm" svg:y="30.6cm">
          <text:p text:style-name="P1">Repeat for all travel agen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8" draw:text-style-name="P4" draw:layer="layout" svg:width="10.8cm" svg:height="9.77cm" svg:x="15.5cm" svg:y="6.4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26.3cm" svg:y1="16.186cm" svg:x2="15.5cm" svg:y2="6.415cm">
              <text:p/>
            </draw:line>
            <draw:line draw:style-name="gr4" draw:text-style-name="P5" draw:layer="layout" svg:x1="15.507cm" svg:y1="16.2cm" svg:x2="26.295cm" svg:y2="6.4cm">
              <text:p/>
            </draw:line>
          </draw:g>
          <draw:custom-shape draw:style-name="gr39" draw:text-style-name="P7" draw:layer="layout" svg:width="11.7cm" svg:height="6.384cm" svg:x="3.2cm" svg:y="9.816cm">
            <text:p text:style-name="P6">Description</text:p>
            <text:p text:style-name="P6">----------------------------------------------------</text:p>
            <text:p text:style-name="P6">-----------------------------------------------------</text:p>
            <text:p text:style-name="P6">----------------------------------------------------</text:p>
            <text:p text:style-name="P6">-----------------------------------------------------</text:p>
            <text:p text:style-name="P6">----------------------------------------------------</text:p>
            <text:p text:style-name="P6">-----------------------------------------------------</text:p>
            <text:p text:style-name="P6">----------------------------------------------------</text:p>
            <draw:enhanced-geometry svg:viewBox="0 0 21600 21600" draw:type="rectangle" draw:enhanced-path="M 0 0 L 21600 0 21600 21600 0 21600 0 0 Z N"/>
          </draw:custom-shape>
          <draw:line draw:style-name="gr36" draw:text-style-name="P5" draw:layer="layout" svg:x1="1.95cm" svg:y1="17.1cm" svg:x2="27.75cm" svg:y2="17.1cm">
            <text:p/>
          </draw:line>
          <draw:custom-shape draw:style-name="gr40" draw:text-style-name="P4" draw:layer="layout" svg:width="11.4cm" svg:height="1.092cm" svg:x="3.3cm" svg:y="6.5cm">
            <text:p text:style-name="P1">Hotel Name: (stars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4.7cm" svg:height="1.092cm" svg:x="3.8cm" svg:y="8.1cm">
            <text:p text:style-name="P1">View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4.7cm" svg:height="1.092cm" svg:x="9.4cm" svg:y="8.1cm">
            <text:p text:style-name="P1">View Deal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38" draw:text-style-name="P4" draw:layer="layout" svg:width="10.8cm" svg:height="9.77cm" svg:x="15.5cm" svg:y="18.3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26.3cm" svg:y1="28.086cm" svg:x2="15.5cm" svg:y2="18.315cm">
              <text:p/>
            </draw:line>
            <draw:line draw:style-name="gr4" draw:text-style-name="P5" draw:layer="layout" svg:x1="15.507cm" svg:y1="28.1cm" svg:x2="26.295cm" svg:y2="18.3cm">
              <text:p/>
            </draw:line>
          </draw:g>
          <draw:custom-shape draw:style-name="gr39" draw:text-style-name="P7" draw:layer="layout" svg:width="11.7cm" svg:height="6.384cm" svg:x="3.2cm" svg:y="21.716cm">
            <text:p text:style-name="P6">Description</text:p>
            <text:p text:style-name="P6">----------------------------------------------------</text:p>
            <text:p text:style-name="P6">-----------------------------------------------------</text:p>
            <text:p text:style-name="P6">----------------------------------------------------</text:p>
            <text:p text:style-name="P6">-----------------------------------------------------</text:p>
            <text:p text:style-name="P6">----------------------------------------------------</text:p>
            <text:p text:style-name="P6">-----------------------------------------------------</text:p>
            <text:p text:style-name="P6">----------------------------------------------------</text:p>
            <draw:enhanced-geometry svg:viewBox="0 0 21600 21600" draw:type="rectangle" draw:enhanced-path="M 0 0 L 21600 0 21600 21600 0 21600 0 0 Z N"/>
          </draw:custom-shape>
          <draw:line draw:style-name="gr36" draw:text-style-name="P5" draw:layer="layout" svg:x1="1.95cm" svg:y1="29cm" svg:x2="27.75cm" svg:y2="29cm">
            <text:p/>
          </draw:line>
          <draw:custom-shape draw:style-name="gr40" draw:text-style-name="P4" draw:layer="layout" svg:width="11.4cm" svg:height="1.092cm" svg:x="3.3cm" svg:y="18.4cm">
            <text:p text:style-name="P1">Hotel Name: (stars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4.7cm" svg:height="1.092cm" svg:x="3.8cm" svg:y="20cm">
            <text:p text:style-name="P1">View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4.7cm" svg:height="1.092cm" svg:x="9.4cm" svg:y="20cm">
            <text:p text:style-name="P1">View Deal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7T08:45:07.223828000</dc:date>
    <meta:editing-duration>PT14H11M18S</meta:editing-duration>
    <meta:editing-cycles>45</meta:editing-cycles>
    <meta:generator>LibreOffice/5.2.6.2$MacOSX_X86_64 LibreOffice_project/a3100ed2409ebf1c212f5048fbe377c281438fdc</meta:generator>
    <meta:print-date>2017-06-15T20:49:22.054798000</meta:print-date>
    <meta:document-statistic meta:object-count="186"/>
  </office:meta>
</office:document-meta>
</file>